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T1" style:family="text">
      <style:text-properties fo:background-color="#ff3333"/>
    </style:style>
    <style:style style:name="T2" style:family="text">
      <style:text-properties fo:background-color="#579d1c"/>
    </style:style>
    <style:style style:name="T3" style:family="text">
      <style:text-properties fo:color="#579d1c"/>
    </style:style>
    <style:style style:name="T4" style:family="text">
      <style:text-properties fo:color="#000000"/>
    </style:style>
    <style:style style:name="T5" style:family="text">
      <style:text-properties fo:color="#000000" fo:background-color="#579d1c"/>
    </style:style>
    <style:style style:name="T6" style:family="text">
      <style:text-properties fo:background-color="#ff0066"/>
    </style:style>
    <style:style style:name="T7" style:family="text">
      <style:text-properties fo:background-color="#ffff9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esentazione</text:p>
      <text:p text:style-name="Standard"/>
      <text:p text:style-name="Standard">Per costruire la presentazione del sito, non solo si è garantita la separazione tra struttura, contenuto e presentazione, ma si è cercato di suddividere le varie <text:span text:style-name="T1">regole</text:span> CSS in più file, suddividendole in base al dispositivo per cui sono pensate. Basandosi su questa idea, il gruppo di lavoro ha prodotto quattro file:</text:p>
      <text:list xml:id="list2204411398691200213" text:style-name="L1">
        <text:list-item>
          <text:p text:style-name="P1">style.css, per gli schermi desktop o con pixel maggiori di 1061px.</text:p>
        </text:list-item>
        <text:list-item>
          <text:p text:style-name="P1">tablet.css, per i dispositivi tablet o per schermi con pixel <text:span text:style-name="T1">minori di 1061px. </text:span><text:span text:style-name="T2">(con dimensione compresa tra 810 e 1061px)</text:span></text:p>
        </text:list-item>
        <text:list-item>
          <text:p text:style-name="P1">mobile.css, per dispositivi smartphone o per schermi con pixel minori di 810px.</text:p>
        </text:list-item>
        <text:list-item>
          <text:p text:style-name="P1">print.css, per stampe con stampanti tradizionali. <text:span text:style-name="T5">Per fogli di stampa in formato A4</text:span></text:p>
        </text:list-item>
      </text:list>
      <text:p text:style-name="Standard">La costruzione<text:span text:style-name="T2">(creazione)</text:span> di tutti questi file .css hanno lo scopo <text:span text:style-name="T2">di</text:span> ottenere un design responsivo, capace di adattarsi a qualsiasi dispositivo che visualizza il sito. A supporto di questa implementazione, le misure usate per scrivere le regole CSS sono misure relative, come em o percentuali.</text:p>
      <text:p text:style-name="Standard"/>
      <text:p text:style-name="Standard">CSS Desktop</text:p>
      <text:p text:style-name="Standard"/>
      <text:p text:style-name="Standard">Le caratteristiche del design per gli schermi grandi sono elencati di seguito:</text:p>
      <text:list xml:id="list4085659935704483303" text:style-name="L2">
        <text:list-item>
          <text:p text:style-name="P2">Il titolo, il logo e la barra di navigazione si espandono in orizzontale, occupando tutto lo schermo. Tutti i link della barra di navigazione sono allineati in orizzonatale.</text:p>
        </text:list-item>
        <text:list-item>
          <text:p text:style-name="P2">Nella Home, la sezione relativa all'anteprima degli articoli è spostata a destra.</text:p>
        </text:list-item>
        <text:list-item>
          <text:p text:style-name="P2">Nella pagina dedicata alle News, tutt<text:span text:style-name="T1">e</text:span> gli articoli sono raggruppati con una grid per evitare troppo scrolling verticale.</text:p>
        </text:list-item>
        <text:list-item>
          <text:p text:style-name="P2">L'intestazione e i record delle tabelle si espandono in orizzontale, occupando tutto lo schermo a disposizione.</text:p>
        </text:list-item>
      </text:list>
      <text:p text:style-name="Standard"/>
      <text:p text:style-name="Standard">CSS Tablet e mobile</text:p>
      <text:p text:style-name="Standard"/>
      <text:p text:style-name="Standard">Le caratteristiche del design per gli schermi di dispositivi portatili sono elencati di seguito:</text:p>
      <text:list xml:id="list5100006558888969272" text:style-name="L3">
        <text:list-item>
          <text:p text:style-name="P3"><text:span text:style-name="T1">Il <text:s/>titolo del sito si toglie</text:span>, lasciando spazio alla visualizzazione soltanto del logo che funge da titolo del sito.</text:p>
        </text:list-item>
        <text:list-item>
          <text:p text:style-name="P3">La barra di navigazione viene ridimensionata, allineando in verticale i link di navigazione nel sito con i link per l'account dell'utente. Se lo schermo si riduce ulteriormente, la barra di navigazione si toglie, lasciando spazio a due pulsanti che, <text:span text:style-name="T7">se tappati</text:span>, fanno scendere un menù a tendina che mostra i link della barra.</text:p>
        </text:list-item>
        <text:list-item>
          <text:p text:style-name="P3">Nella Home, la sezione relativa all'anteprima degli articoli è spostata al centro, seguendo il normale flusso del contenuto.</text:p>
        </text:list-item>
        <text:list-item>
          <text:p text:style-name="P3">Nella pagina dedicata alle News, tutte gli articoli sono visualizzati in verticale uno sotto l'altro.</text:p>
        </text:list-item>
        <text:list-item>
          <text:p text:style-name="P3">Il design delle tabelle è stato ridimensionato per trasformarsi in maniera elegante ed evitare lo scrolling orizzonatale. Ogni record della tabella viene visualizzato come un blocco dove ogni cella ha la propria intestazione e il proprio dato informativo. Le intestazioni incapsulat<text:span text:style-name="T1">i</text:span> dentro il tag html &lt;thead&gt; si <text:span text:style-name="T1">toglie</text:span>.</text:p>
        </text:list-item>
        <text:list-item>
          <text:p text:style-name="P3">Le form restano invariate.</text:p>
        </text:list-item>
      </text:list>
      <text:p text:style-name="Standard"/>
      <text:p text:style-name="Standard">CSS per stampe</text:p>
      <text:p text:style-name="Standard"/>
      <text:p text:style-name="Standard">Le caratteristiche del design per le stampe sono elencati di seguito:</text:p>
      <text:list xml:id="list8536149108801695888" text:style-name="L4">
        <text:list-item>
          <text:p text:style-name="P4">La barra di navigazione si toglie, lasciando spazio alla visualizzazione del logo, del titolo e <text:span text:style-name="T7">della breadcrumb</text:span>.</text:p>
        </text:list-item>
        <text:list-item>
          <text:p text:style-name="P4"><text:soft-page-break/>Tutti gli elementi grafici sono stati tolti, lasciando soltanto il mero contenuto con un font adatto alle stampe.</text:p>
        </text:list-item>
        <text:list-item>
          <text:p text:style-name="P4">Le tabelle sono visualizzate normalmente in orizzontale con le celle delimitate da bordi neri e il loro contenuto al loro interno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36M9S</meta:editing-duration>
    <meta:editing-cycles>8</meta:editing-cycles>
    <meta:generator>OpenOffice/4.1.3$Win32 OpenOffice.org_project/413m1$Build-9783</meta:generator>
    <dc:date>2022-06-03T12:03:13.57</dc:date>
    <meta:document-statistic meta:table-count="0" meta:image-count="0" meta:object-count="0" meta:page-count="2" meta:paragraph-count="26" meta:word-count="504" meta:character-count="3132"/>
    <meta:user-defined meta:name="Info 1"/>
    <meta:user-defined meta:name="Info 2"/>
    <meta:user-defined meta:name="Info 3"/>
    <meta:user-defined meta:name="Info 4"/>
  </office:meta>
</office:document-meta>
</file>